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495cm" fo:min-width="5.358cm"/>
      <style:paragraph-properties style:writing-mode="lr-tb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121cm" fo:min-width="5.358cm"/>
      <style:paragraph-properties style:writing-mode="lr-tb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806cm" fo:min-width="4.3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352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591cm" fo:min-width="5.803cm"/>
      <style:paragraph-properties style:writing-mode="lr-tb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493cm" fo:min-width="5.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="Arrowheads_20_4" draw:marker-start-width="0.279cm" draw:marker-end="Arrowheads_20_4" draw:marker-end-width="0.279cm" draw:stroke-linejoin="mi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="Arrowheads_20_4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111111" draw:marker-start-width="0.252cm" draw:marker-end="Arrowheads_20_4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5cm" fo:min-width="6.617cm"/>
      <style:paragraph-properties style:writing-mode="lr-tb"/>
    </style:style>
    <style:style style:name="gr1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494cm" fo:min-width="2.205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806cm" fo:min-width="4.911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style:paragraph-properties fo:text-align="start" style:writing-mode="lr-tb"/>
      <style:text-properties fo:font-size="15pt" style:font-size-asian="15pt" style:font-size-complex="15pt"/>
    </style:style>
    <style:style style:name="P2" style:family="paragraph">
      <loext:graphic-properties draw:fill="none" draw:fill-color="#000000"/>
      <style:paragraph-properties fo:text-align="start" style:writing-mode="lr-tb"/>
      <style:text-properties fo:font-size="15pt" style:font-size-asian="15pt" style:font-size-complex="15pt"/>
    </style:style>
    <style:style style:name="P3" style:family="paragraph"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000000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7pt" style:font-size-complex="7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7pt" style:font-size-complex="7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6" style:family="text">
      <style:text-properties style:text-position="-8% 58%" style:font-name="Liberation Sans" fo:font-size="14pt" style:font-name-asian="Liberation Serif1" style:font-size-asian="14pt" style:font-name-complex="Liberation Serif1" style:font-size-complex="14pt"/>
    </style:style>
    <style:style style:name="T7" style:family="text">
      <style:text-properties style:text-position="0% 100%" style:font-name="Liberation Sans" fo:font-size="14pt" style:font-name-asian="Liberation Serif1" style:font-size-asian="14pt" style:font-name-complex="Liberation Serif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858cm" svg:height="2.745cm" svg:x="3.857cm" svg:y="3.222cm">
          <text:p text:style-name="P1"><text:span text:style-name="T1">Leaf chemistry Leaf structure </text:span></text:p>
          <text:p text:style-name="P1"><text:span text:style-name="T1">Incoming PA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5.858cm" svg:height="1.371cm" svg:x="3.857cm" svg:y="7.985cm">
          <text:p text:style-name="P3"><text:span text:style-name="T2">Fluspect-C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.831cm" svg:height="2.056cm" svg:x="7.767cm" svg:y="12.796cm">
          <text:p text:style-name="P3"><text:span text:style-name="T2">Reflectance</text:span></text:p>
          <text:p text:style-name="P3"><text:span text:style-name="T2">Transmit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1.064cm" svg:height="2.602cm" svg:x="12.696cm" svg:y="14.59cm">
          <draw:text-box>
            <text:p text:style-name="P5"><text:span text:style-name="T3">FPAR = 1-(reflectance+transmittance)</text:span></text:p>
          </draw:text-box>
        </draw:frame>
        <draw:custom-shape draw:style-name="gr5" draw:text-style-name="P4" xml:id="id2" draw:id="id2" draw:layer="layout" svg:width="6.303cm" svg:height="1.841cm" svg:x="18.294cm" svg:y="10.032cm">
          <text:p text:style-name="P3"><text:span text:style-name="T2">Photosynthesis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" draw:id="id1" draw:layer="layout" svg:width="6.26cm" svg:height="2.743cm" svg:x="18.335cm" svg:y="3.216cm">
          <text:p text:style-name="P3"><text:span text:style-name="T2">Stomatal conductanc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svg:x1="21.465cm" svg:y1="5.959cm" svg:x2="21.445cm" svg:y2="10.032cm" draw:start-shape="id1" draw:start-glue-point="2" draw:end-shape="id2" draw:end-glue-point="0" svg:d="M21465 5959v2036h-20v2037" svg:viewBox="0 0 21 4074">
          <text:p/>
        </draw:connector>
        <draw:connector draw:style-name="gr8" draw:text-style-name="P7" draw:layer="layout" draw:line-skew="-3.486cm" svg:x1="9.715cm" svg:y1="4.594cm" svg:x2="18.294cm" svg:y2="10.952cm" draw:start-shape="id3" draw:start-glue-point="1" draw:end-shape="id2" draw:end-glue-point="3" svg:d="M9715 4594h803v6358h7776" svg:viewBox="0 0 8580 6359">
          <text:p/>
        </draw:connector>
        <draw:connector draw:style-name="gr8" draw:text-style-name="P7" draw:layer="layout" svg:x1="10.182cm" svg:y1="14.852cm" svg:x2="21.445cm" svg:y2="11.873cm" draw:start-shape="id4" draw:start-glue-point="2" draw:end-shape="id2" draw:end-glue-point="2" svg:d="M10182 14852v501h11263v-3480" svg:viewBox="0 0 11264 3481">
          <text:p/>
        </draw:connector>
        <draw:connector draw:style-name="gr9" draw:text-style-name="P7" draw:layer="layout" svg:x1="6.786cm" svg:y1="5.967cm" svg:x2="6.786cm" svg:y2="7.985cm" draw:start-shape="id3" draw:start-glue-point="2" draw:end-shape="id5" draw:end-glue-point="0" svg:d="M6786 5967v2018" svg:viewBox="0 0 1 2019">
          <text:p/>
        </draw:connector>
        <draw:frame draw:style-name="gr10" draw:text-style-name="P9" draw:layer="layout" svg:width="7.148cm" svg:height="1.915cm" svg:x="10.679cm" svg:y="3.847cm">
          <draw:text-box>
            <text:p text:style-name="P8"><text:span text:style-name="T4">Regulating gs and Vcmax by RWC.</text:span></text:p>
          </draw:text-box>
        </draw:frame>
        <draw:custom-shape draw:style-name="gr11" draw:text-style-name="P4" xml:id="id6" draw:id="id6" draw:layer="layout" svg:width="2.705cm" svg:height="2.744cm" svg:x="26.1cm" svg:y="9.583cm">
          <text:p text:style-name="P3"><text:span text:style-name="T2">NPQ</text:span></text:p>
          <text:p text:style-name="P3"><text:span text:style-name="T5">Φ</text:span><text:span text:style-name="T6">PSII</text:span></text:p>
          <text:p text:style-name="P3"><text:span text:style-name="T7">PAM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svg:x1="24.597cm" svg:y1="10.952cm" svg:x2="26.1cm" svg:y2="10.955cm" draw:start-shape="id2" draw:start-glue-point="1" draw:end-shape="id6" draw:end-glue-point="3" svg:d="M24597 10952h751v3h752" svg:viewBox="0 0 1504 4">
          <text:p/>
        </draw:connector>
        <draw:connector draw:style-name="gr13" draw:text-style-name="P10" draw:layer="layout" draw:line-skew="-5.848cm" svg:x1="27.452cm" svg:y1="9.583cm" svg:x2="3.857cm" svg:y2="8.67cm" draw:start-shape="id6" draw:start-glue-point="0" draw:end-shape="id5" draw:end-glue-point="3" svg:d="M27452 9583v-7948h-24096v7035h501" svg:viewBox="0 0 24097 7949">
          <text:p/>
        </draw:connector>
        <draw:custom-shape draw:style-name="gr14" draw:text-style-name="P4" xml:id="id7" draw:id="id7" draw:layer="layout" svg:width="5.411cm" svg:height="2.056cm" svg:x="1.2cm" svg:y="12.774cm">
          <text:p text:style-name="P3"><text:span text:style-name="T2">Upward SIF Downward SIF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draw:type="line" svg:x1="6.786cm" svg:y1="9.356cm" svg:x2="10.182cm" svg:y2="12.796cm" draw:start-shape="id5" draw:start-glue-point="2" draw:end-shape="id4" draw:end-glue-point="0" svg:d="M6786 9356l3396 3440" svg:viewBox="0 0 3397 3441">
          <text:p/>
        </draw:connector>
        <draw:connector draw:style-name="gr16" draw:text-style-name="P10" draw:layer="layout" draw:type="line" svg:x1="6.786cm" svg:y1="9.356cm" svg:x2="3.905cm" svg:y2="12.774cm" draw:start-shape="id5" draw:start-glue-point="2" draw:end-shape="id7" draw:end-glue-point="0" svg:d="M6786 9356l-2881 3418" svg:viewBox="0 0 2882 3419">
          <text:p/>
        </draw:connector>
        <draw:connector draw:style-name="gr17" draw:text-style-name="P10" draw:layer="layout" draw:type="line" svg:x1="9.715cm" svg:y1="4.594cm" svg:x2="18.335cm" svg:y2="4.587cm" draw:start-shape="id3" draw:start-glue-point="1" draw:end-shape="id1" draw:end-glue-point="3" svg:d="M9715 4594l8620-7" svg:viewBox="0 0 8621 8">
          <text:p/>
        </draw:connector>
        <draw:g draw:name="NPQ 1">
          <svg:title>TexMaths</svg:title>
          <svg:desc>14§display§C_x = \beta0 + \beta1NPQ §svg§600§FALSE§NPQ</svg:desc>
          <draw:g>
            <draw:path draw:style-name="gr18" draw:text-style-name="P11" draw:layer="layout" svg:width="4.101cm" svg:height="0.39cm" svg:x="23.225cm" svg:y="8.01cm" svg:viewBox="0 0 4102 391" svg:d="M2052 391c-684 0-1368 0-2052 0 0-130 0-261 0-391 1367 0 2735 0 4102 0 0 130 0 261 0 391-684 0-1367 0-2050 0z">
              <text:p/>
            </draw:path>
            <draw:path draw:style-name="gr19" draw:text-style-name="P12" draw:layer="layout" svg:width="0.347cm" svg:height="0.354cm" svg:x="23.225cm" svg:y="7.986cm" svg:viewBox="0 0 348 355" svg:d="M348 4c0-1 0-4-5-4-2 0-2 0-7 6-11 12-23 25-34 37-5-7-28-43-82-43-109 0-220 107-220 221 0 81 57 134 133 134 43 0 80-20 106-42 46-39 55-84 55-85 0-6-6-6-7-6-3 0-6 1-6 6-4 13-15 48-50 76-34 28-64 37-90 37-44 0-96-27-96-102 0-28 10-108 59-165 30-35 77-60 120-60 50 0 80 38 80 95 0 19-2 20-2 25s4 4 7 4c6 0 6 0 9-10 10-41 20-82 30-124z">
              <text:p/>
            </draw:path>
            <draw:path draw:style-name="gr19" draw:text-style-name="P12" draw:layer="layout" svg:width="0.184cm" svg:height="0.154cm" svg:x="23.568cm" svg:y="8.253cm" svg:viewBox="0 0 185 155" svg:d="M70 114c-4 13-15 31-34 31-6-1-11 0-18-4 14-6 16-18 16-20 0-7-6-12-14-12-10 0-20 8-20 21 0 17 20 25 36 25s30-10 38-25c9 18 28 25 42 25 39 0 60-43 60-53 0-4-4-4-5-4-4 0-6 1-7 5-7 24-27 42-46 42-14 0-21-10-21-22 0-9 8-41 18-78 5-27 22-35 33-35 6 1 12 0 19 4-12 4-16 14-16 20s6 12 14 12c9 0 20-7 20-21 0-19-23-25-37-25-16 0-30 11-37 25-7-15-23-25-42-25-38 0-61 42-61 53 0 4 5 4 6 4 4 0 4-1 7-5 8-27 29-42 46-42 11 0 21 5 21 22 0 7-4 24-7 36-4 16-7 31-11 46z">
              <text:p/>
            </draw:path>
            <draw:path draw:style-name="gr19" draw:text-style-name="P12" draw:layer="layout" svg:width="0.326cm" svg:height="0.113cm" svg:x="23.963cm" svg:y="8.151cm" svg:viewBox="0 0 327 114" svg:d="M311 20c7 0 16 0 16-10s-9-10-15-10c-98 0-197 0-295 0-7 0-17 0-17 10s10 10 17 10c98 0 196 0 294 0zM312 114c6 0 15 0 15-9 0-10-9-10-16-10-98 0-196 0-294 0-7 0-17 0-17 10 0 9 10 9 17 9 98 0 197 0 295 0z">
              <text:p/>
            </draw:path>
            <draw:path draw:style-name="gr19" draw:text-style-name="P12" draw:layer="layout" svg:width="0.268cm" svg:height="0.44cm" svg:x="24.469cm" svg:y="7.985cm" svg:viewBox="0 0 269 441" svg:d="M269 67c0-36-28-67-67-67-30 0-42 8-61 21-26 19-53 67-63 105-26 103-52 206-78 310 0 2 2 5 6 5 3 0 5-1 7-3 11-45 22-90 33-135 10 29 31 47 67 47 37 0 73-16 96-37 23-24 39-55 39-91 0-35-18-60-37-73 30-16 58-47 58-82zM179 148c-5 3-11 4-22 4-7 0-17 0-23-1 2-6 19-4 24-4 11 0 16 0 21 1zM241 56c0 35-18 70-45 85-13-6-22-6-38-6-10 0-38-1-38 16 0 14 26 12 34 12 18 0 27-1 41-7 19 18 21 34 22 56 0 28-11 64-25 84-20 26-52 45-80 45-38 0-56-30-56-65 0-4 0-11 3-21 10-41 20-82 31-124s46-120 105-120c29 0 46 16 46 45z">
              <text:p/>
            </draw:path>
            <draw:path draw:style-name="gr19" draw:text-style-name="P12" draw:layer="layout" svg:width="0.205cm" svg:height="0.335cm" svg:x="24.778cm" svg:y="8.004cm" svg:viewBox="0 0 206 336" svg:d="M206 170c0-39-2-79-20-114-22-48-63-56-82-56-30 0-66 13-86 59-17 33-18 72-18 111 0 37 1 80 21 118 22 39 57 48 81 48 27 0 65-9 86-55 16-34 18-73 18-111zM102 327c-18 0-47-13-56-60-5-30-5-74-5-104s0-62 4-89c8-59 46-63 57-63 17 0 49 9 59 57 4 28 4 65 4 95 0 38 0 70-5 102-7 46-35 62-58 62z">
              <text:p/>
            </draw:path>
            <draw:path draw:style-name="gr19" draw:text-style-name="P12" draw:layer="layout" svg:width="0.326cm" svg:height="0.326cm" svg:x="25.141cm" svg:y="8.045cm" svg:viewBox="0 0 327 327" svg:d="M174 173c45 0 91 0 137 0 7 0 16 0 16-10 0-9-9-9-16-9-46 0-92 0-137 0 0-46 0-92 0-137 0-7 0-17-10-17s-10 10-10 17c0 45 0 91 0 137-46 0-91 0-137 0-7 0-17 0-17 9 0 10 10 10 17 10 46 0 91 0 137 0 0 46 0 91 0 137 0 7 0 17 10 17s10-10 10-17c0-46 0-91 0-137z">
              <text:p/>
            </draw:path>
            <draw:path draw:style-name="gr19" draw:text-style-name="P12" draw:layer="layout" svg:width="0.268cm" svg:height="0.44cm" svg:x="25.619cm" svg:y="7.985cm" svg:viewBox="0 0 269 441" svg:d="M269 67c0-36-27-67-67-67-28 0-42 8-59 21-28 19-55 67-65 105-26 103-52 206-78 310 0 2 3 5 7 5s6-1 6-3c11-45 23-90 35-135 8 29 30 47 65 47 37 0 73-16 96-37 23-24 39-55 39-91 0-35-18-60-35-73 28-16 56-47 56-82zM181 148c-7 3-13 4-24 4-7 0-17 0-23-1 2-6 20-4 26-4 9 0 14 0 21 1zM241 56c0 35-18 70-44 85-14-6-23-6-37-6-12 0-38-1-38 16-2 14 24 12 33 12 19 0 26-1 41-7 18 18 21 34 21 56 1 28-11 64-24 84-19 26-53 45-81 45-36 0-56-30-56-65 0-4 0-11 3-21 10-41 20-82 31-124s46-120 106-120c28 0 45 16 45 45z">
              <text:p/>
            </draw:path>
            <draw:path draw:style-name="gr19" draw:text-style-name="P12" draw:layer="layout" svg:width="0.161cm" svg:height="0.326cm" svg:x="25.953cm" svg:y="8.004cm" svg:viewBox="0 0 162 327" svg:d="M101 13c0-12 0-13-11-13-30 32-73 32-90 32 0 5 0 10 0 15 10 0 39 0 64-13 0 84 0 169 0 254 0 18-1 23-44 23-6 0-11 0-16 0 0 5 0 11 0 16 17-2 58-2 79-2 20 0 63 0 79 2 0-5 0-11 0-16-5 0-10 0-15 0-43 0-46-5-46-23 0-92 0-184 0-275z">
              <text:p/>
            </draw:path>
            <draw:path draw:style-name="gr19" draw:text-style-name="P12" draw:layer="layout" svg:width="0.412cm" svg:height="0.334cm" svg:x="26.175cm" svg:y="7.996cm" svg:viewBox="0 0 413 335" svg:d="M351 52c6-20 14-35 53-37 3 0 9 0 9-9-2-2 0-6-6-6-17 0-33 1-50 1s-34-1-51-1c-2 0-8 0-8 10 0 5 6 5 8 5 30 0 34 12 34 23 0 1 0 8-1 9-19 73-37 146-55 218-36-85-73-170-109-255-3-9-4-10-15-10-22 0-44 0-66 0-10 0-14 0-14 10 0 5 4 5 14 5 1 0 33 0 33 5-22 87-44 175-67 263-4 20-12 35-52 37-4 0-8 0-8 9 0 3 1 6 6 6 15 0 33-1 49-1s35 1 50 1c3 0 10 0 10-10 0-5-4-5-10-5-29-2-32-13-32-23 0-2 0-5 1-11 22-86 43-172 65-258 2 3 2 4 5 10 41 96 81 191 122 287 3 9 4 10 10 10 5 0 5-1 7-11 23-91 45-182 68-272z">
              <text:p/>
            </draw:path>
            <draw:path draw:style-name="gr19" draw:text-style-name="P12" draw:layer="layout" svg:width="0.349cm" svg:height="0.334cm" svg:x="26.624cm" svg:y="7.996cm" svg:viewBox="0 0 350 335" svg:d="M129 180c28 0 56 0 84 0 70 0 137-52 137-106 0-38-32-74-97-74-53 0-106 0-159 0-9 0-14 0-14 10 0 5 4 5 14 5 7 0 15 0 21 2 8 1 11 3 11 7 0 3-1 4-3 10-22 87-44 174-66 262-4 19-5 24-44 24-9 0-13 0-13 9 0 6 6 6 7 6 14 0 49-1 62-1 11 0 21 0 32 0s21 1 32 1c3 0 10 0 10-10 0-5-4-5-14-5-18 0-32 0-32-9 0-4 1-5 1-8 10-41 20-82 31-123zM164 34c4-17 5-19 26-19 16 0 32 0 48 0 40 0 67 14 67 48 0 18-10 61-29 78-25 22-55 27-76 27-23 0-47 0-70 0 11-45 23-90 34-134z">
              <text:p/>
            </draw:path>
            <draw:path draw:style-name="gr19" draw:text-style-name="P12" draw:layer="layout" svg:width="0.339cm" svg:height="0.439cm" svg:x="27.012cm" svg:y="7.986cm" svg:viewBox="0 0 340 440" svg:d="M192 342c75-29 148-116 148-211 0-79-52-131-126-131-106 0-214 110-214 225 0 81 55 130 126 130 13 0 29-2 48-7-2 30-2 32-2 37 0 16 0 55 41 55 58 0 82-90 82-95 0-4-4-6-5-6-5 0-6 3-6 6-13 35-40 47-57 47-24 0-31-14-35-50zM98 338c-38-16-55-53-55-98 0-33 13-103 51-156 35-50 81-73 117-73 49 0 86 39 86 105 0 49-26 163-108 209-3-18-7-53-43-53-27 0-51 24-51 50 0 10 2 11 3 16zM129 343c-7 0-23 0-23-21 0-19 19-39 40-39s29 12 29 41c0 8 0 8-4 10-14 5-28 9-42 9z">
              <text:p/>
            </draw:path>
          </draw:g>
        </draw:g>
        <draw:g>
          <svg:title>TexMaths</svg:title>
          <svg:desc>14§display§Vcmax = \beta0 + \beta1Chl§svg§600§FALSE§</svg:desc>
          <draw:g>
            <draw:path draw:style-name="gr18" draw:text-style-name="P11" draw:layer="layout" svg:width="4.685cm" svg:height="0.39cm" svg:x="11.161cm" svg:y="10.427cm" svg:viewBox="0 0 4686 391" svg:d="M2343 391c-781 0-1562 0-2343 0 0-130 0-261 0-391 1562 0 3124 0 4686 0 0 130 0 261 0 391-781 0-1562 0-2343 0z">
              <text:p/>
            </draw:path>
            <draw:path draw:style-name="gr19" draw:text-style-name="P12" draw:layer="layout" svg:width="0.349cm" svg:height="0.344cm" svg:x="11.164cm" svg:y="10.413cm" svg:viewBox="0 0 350 345" svg:d="M281 56c24-38 45-39 63-41 6 0 6-8 6-9 0-3-2-6-6-6-12 0-26 1-40 1-17 0-32-1-49-1-3 0-9 0-9 10 0 5 5 5 7 5 14 2 23 6 23 17 0 7-5 12-7 18-51 80-101 159-151 239-12-86-23-172-34-258 0-9 11-16 35-16 7 0 11 0 11-9 0-5-3-6-7-6-19 0-40 1-60 1-8 0-18 0-27 0s-18-1-26-1c-4 0-10 0-10 10 0 5 4 5 13 5 26 0 28 5 29 17 13 101 26 201 39 302 2 9 3 11 10 11s10-2 13-9c59-93 118-187 177-280z">
              <text:p/>
            </draw:path>
            <draw:path draw:style-name="gr19" draw:text-style-name="P12" draw:layer="layout" svg:width="0.189cm" svg:height="0.221cm" svg:x="11.553cm" svg:y="10.532cm" svg:viewBox="0 0 190 222" svg:d="M174 31c-7 0-14 0-21 5-9 9-9 17-9 20 0 12 9 17 18 17 14 0 27-12 27-31 0-24-22-42-57-42-68 0-132 70-132 138 0 45 28 84 80 84 70 0 110-53 110-59 0-2-2-5-5-5s-3 0-6 4c-39 49-92 49-99 49-31 0-44-24-44-53 0-21 10-69 27-98 15-28 42-50 69-50 16 0 36 7 42 21z">
              <text:p/>
            </draw:path>
            <draw:path draw:style-name="gr19" draw:text-style-name="P12" draw:layer="layout" svg:width="0.401cm" svg:height="0.221cm" svg:x="11.76cm" svg:y="10.532cm" svg:viewBox="0 0 402 222" svg:d="M28 187c-1 7-4 18-4 21 0 8 7 14 14 14s15-4 18-14c1-1 7-24 10-36 4-15 7-30 11-45 3-10 6-21 8-32 2-8 6-22 6-25 8-16 34-60 81-60 21 0 25 18 25 35 0 12-2 26-7 40-4 19-9 38-14 57-3 12-6 25-9 37-2 9-6 26-6 29 0 8 7 14 14 14 15 0 18-13 22-28 7-28 26-99 30-119 1-5 28-65 81-65 21 0 27 17 27 35 0 28-21 83-31 110-4 11-7 17-7 26 0 23 18 41 40 41 46 0 65-73 65-75 0-6-5-6-6-6-4 0-4 1-7 8-7 27-24 62-50 62-9 0-11-6-11-17s4-24 8-35c10-25 29-79 29-107 0-31-19-52-56-52-36 0-61 21-79 47-2-7-3-23-17-34-11-10-28-13-39-13-45 0-69 31-77 42-3-28-24-42-47-42-22 0-30 18-36 28-8 17-14 46-14 47 0 5 4 5 6 5 4 0 5 0 8-12 8-34 18-58 35-58 8 0 15 4 15 24 0 9-1 15-7 40-9 38-19 75-29 113z">
              <text:p/>
            </draw:path>
            <draw:path draw:style-name="gr19" draw:text-style-name="P12" draw:layer="layout" svg:width="0.224cm" svg:height="0.221cm" svg:x="12.197cm" svg:y="10.532cm" svg:viewBox="0 0 225 222" svg:d="M164 31c-9-18-24-31-45-31-59 0-119 71-119 144 0 44 27 78 66 78 10 0 33-3 63-38 4 21 21 38 45 38 18 0 29-11 36-28 8-17 10-32 15-47 0-6-4-6-5-6-6 0-6 3-7 8-9 32-18 62-38 62-13 0-15-13-15-23 0-11 1-15 7-36 5-21 7-25 11-45 5-22 11-45 17-68 4-14 4-14 4-17 0-8-6-12-14-12-13 0-20 11-21 21zM132 158c-3 8-3 10-10 18-21 26-42 35-56 35-24 0-31-27-31-46 0-25 15-85 27-108 15-29 37-47 57-47 32 0 39 40 39 43s-1 7-1 8c-9 33-17 65-25 97z">
              <text:p/>
            </draw:path>
            <draw:path draw:style-name="gr19" draw:text-style-name="P12" draw:layer="layout" svg:width="0.244cm" svg:height="0.221cm" svg:x="12.451cm" svg:y="10.532cm" svg:viewBox="0 0 245 222" svg:d="M150 68c3-12 14-58 49-58 3 0 14 0 24 7-14 3-24 15-24 26 0 9 5 17 19 17 12 0 27-8 27-28 0-25-29-32-46-32-28 0-46 25-52 36-13-32-39-36-53-36-51 0-79 63-79 75 0 5 5 5 6 5 4 0 6 0 6-6 16-52 50-64 67-64 8 0 26 5 26 33 0 16-8 48-26 116-9 31-25 52-48 52-3 0-14 0-24-7 12-2 23-13 23-27 0-12-11-16-18-16-14 0-27 12-27 27 0 24 24 34 46 34 32 0 51-35 52-38 6 18 24 38 53 38 51 0 79-64 79-75 0-6-5-6-6-6-4 0-6 3-7 6-15 51-49 64-66 64-18 0-26-16-26-32 0-11 2-23 8-44 6-22 11-44 17-67z">
              <text:p/>
            </draw:path>
            <draw:path draw:style-name="gr19" draw:text-style-name="P12" draw:layer="layout" svg:width="0.325cm" svg:height="0.113cm" svg:x="12.882cm" svg:y="10.568cm" svg:viewBox="0 0 326 114" svg:d="M309 20c9 0 17 0 17-10s-8-10-15-10c-99 0-197 0-296 0-7 0-15 0-15 10s8 10 17 10c97 0 195 0 292 0zM311 114c7 0 15 0 15-9 0-10-8-10-17-10-97 0-195 0-292 0-9 0-17 0-17 10 0 9 8 9 15 9 99 0 197 0 296 0z">
              <text:p/>
            </draw:path>
            <draw:path draw:style-name="gr19" draw:text-style-name="P12" draw:layer="layout" svg:width="0.268cm" svg:height="0.44cm" svg:x="13.388cm" svg:y="10.402cm" svg:viewBox="0 0 269 441" svg:d="M269 67c0-36-27-67-67-67-28 0-42 8-59 21-28 19-55 67-65 105-26 103-52 206-78 310 0 2 3 5 7 5s6-1 6-3c11-45 23-90 35-135 8 29 30 47 65 47 36 0 73-16 96-37 23-24 39-55 39-91 0-35-18-60-35-73 28-16 56-47 56-82zM181 148c-7 3-13 4-24 4-7 0-17 0-23-1 2-6 20-4 26-4 9 0 14 0 21 1zM241 56c0 35-18 70-44 85-14-6-23-6-37-6-12 0-38-1-38 16-2 14 24 12 33 12 19 0 26-1 41-7 18 18 21 34 21 56 1 28-11 64-24 84-19 26-53 45-81 45-36 0-56-30-56-65 0-4 0-11 3-21 10-41 20-82 31-124s46-120 106-120c28 0 45 16 45 45z">
              <text:p/>
            </draw:path>
            <draw:path draw:style-name="gr19" draw:text-style-name="P12" draw:layer="layout" svg:width="0.206cm" svg:height="0.335cm" svg:x="13.697cm" svg:y="10.421cm" svg:viewBox="0 0 207 336" svg:d="M207 170c0-39-3-79-19-114-23-48-63-56-84-56-30 0-66 13-86 59-15 33-18 72-18 111 0 37 1 80 22 118 21 39 58 48 82 48 26 0 63-9 85-55 15-34 18-73 18-111zM104 327c-20 0-49-13-58-60-5-30-5-74-5-104s0-62 4-89c10-59 46-63 59-63 15 0 49 9 57 57 6 28 6 65 6 95 0 38 0 70-6 102-7 46-35 62-57 62z">
              <text:p/>
            </draw:path>
            <draw:path draw:style-name="gr19" draw:text-style-name="P12" draw:layer="layout" svg:width="0.325cm" svg:height="0.326cm" svg:x="14.061cm" svg:y="10.462cm" svg:viewBox="0 0 326 327" svg:d="M174 173c45 0 91 0 137 0 7 0 15 0 15-10 0-9-8-9-15-9-46 0-92 0-137 0 0-46 0-92 0-137 0-7 0-17-10-17s-10 10-10 17c0 45 0 91 0 137-46 0-92 0-139 0-7 0-15 0-15 9 0 10 8 10 15 10 47 0 93 0 139 0 0 46 0 91 0 137 0 7 0 17 10 17s10-10 10-17c0-46 0-91 0-137z">
              <text:p/>
            </draw:path>
            <draw:path draw:style-name="gr19" draw:text-style-name="P12" draw:layer="layout" svg:width="0.266cm" svg:height="0.44cm" svg:x="14.54cm" svg:y="10.402cm" svg:viewBox="0 0 267 441" svg:d="M267 67c0-36-26-67-65-67-30 0-44 8-61 21-26 19-54 67-63 105-26 103-52 206-78 310 0 2 1 5 6 5 4 0 5-1 5-3 12-45 24-90 35-135 10 29 32 47 67 47 36 0 73-16 96-37 22-24 39-55 39-91 0-35-18-60-37-73 28-16 56-47 56-82zM179 148c-5 3-11 4-24 4-7 0-16 0-21-1 2-6 19-4 24-4 10 0 16 0 21 1zM241 56c0 35-20 70-45 85-13-6-22-6-38-6-10 0-38-1-38 16 0 14 26 12 34 12 18 0 27-1 41-7 18 18 21 34 22 56 0 28-11 64-25 84-20 26-52 45-80 45-38 0-56-30-56-65 0-4 0-11 1-21 11-41 22-82 33-124s46-120 105-120c28 0 46 16 46 45z">
              <text:p/>
            </draw:path>
            <draw:path draw:style-name="gr19" draw:text-style-name="P12" draw:layer="layout" svg:width="0.161cm" svg:height="0.326cm" svg:x="14.873cm" svg:y="10.421cm" svg:viewBox="0 0 162 327" svg:d="M101 13c0-12 0-13-11-13-31 32-75 32-90 32 0 5 0 10 0 15 10 0 39 0 64-13 0 84 0 169 0 254 0 18-1 23-46 23-5 0-10 0-15 0 0 5 0 11 0 16 17-2 60-2 80-2 19 0 63 0 79 2 0-5 0-11 0-16-5 0-10 0-15 0-45 0-46-5-46-23 0-92 0-184 0-275z">
              <text:p/>
            </draw:path>
            <draw:path draw:style-name="gr19" draw:text-style-name="P12" draw:layer="layout" svg:width="0.347cm" svg:height="0.354cm" svg:x="15.099cm" svg:y="10.403cm" svg:viewBox="0 0 348 355" svg:d="M348 4c0-1 0-4-4-4-1 0-3 0-8 6-11 12-22 25-34 37-4-7-28-43-82-43-109 0-220 107-220 221 0 81 57 134 133 134 43 0 80-20 106-42 47-39 55-84 55-85 0-6-4-4-6-6-4 0-5 1-7 6-4 13-15 48-50 76-34 28-64 37-90 37-44 0-96-27-96-102 0-28 10-108 59-165 30-35 77-60 120-60 50 0 80 38 80 95 0 19-2 20-2 25s6 4 7 4c7 0 7 0 9-10 10-41 20-82 30-124z">
              <text:p/>
            </draw:path>
            <draw:path draw:style-name="gr19" draw:text-style-name="P12" draw:layer="layout" svg:width="0.241cm" svg:height="0.345cm" svg:x="15.489cm" svg:y="10.408cm" svg:viewBox="0 0 242 346" svg:d="M115 6c-3-2 0-6-7-6-11 0-48 4-60 6-5 0-10 1-10 9 0 6 5 6 12 6 24 0 24 4 24 8s-1 7-1 10c-24 94-48 188-72 282-1 7-1 8-1 11 0 11 10 14 14 14 8 0 15-7 18-12 3-13 7-26 10-38 4-15 7-30 11-45 3-10 6-21 9-32 0-3 4-19 4-22 1-4 17-32 33-45 12-8 27-18 48-18s27 17 27 35c0 26-19 79-31 110-4 11-6 17-6 27 0 22 17 40 39 40 48 0 66-72 66-75 0-6-5-6-7-6-4 0-4 2-7 9-7 26-22 61-50 61-9 0-11-6-11-17s4-23 8-35c8-21 31-78 31-107 0-31-21-52-58-52-30 0-54 16-72 38 13-52 26-104 39-156z">
              <text:p/>
            </draw:path>
            <draw:path draw:style-name="gr19" draw:text-style-name="P12" draw:layer="layout" svg:width="0.104cm" svg:height="0.345cm" svg:x="15.767cm" svg:y="10.408cm" svg:viewBox="0 0 105 346" svg:d="M105 6c-2-2 0-6-7-6-11 0-48 4-60 6-3 0-9 1-9 9 0 6 5 6 12 6 23 0 25 4 25 8-1 4-1 7-2 10-21 82-42 163-63 244-1 6-1 10-1 17 0 28 21 46 45 46 15 0 28-10 36-28 9-18 10-31 14-47 0-6-4-6-5-6-5 0-6 3-7 9-9 32-17 61-37 61-15 0-15-15-15-22 0-13 0-14 3-24 23-95 47-189 71-283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13" svg:d="M0 13l10-13 10 1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6T21:58:33.664337147</meta:creation-date>
    <dc:date>2022-07-22T14:43:49.139682164</dc:date>
    <meta:editing-duration>P2DT19H12M5S</meta:editing-duration>
    <meta:editing-cycles>5</meta:editing-cycles>
    <meta:generator>LibreOffice/7.3.4.2$Linux_X86_64 LibreOffice_project/30$Build-2</meta:generator>
    <meta:document-statistic meta:object-count="49"/>
  </office:meta>
</office:document-meta>
</file>